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53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 8. Expresiones regulares.</text:p>
      <text:p text:style-name="P2">Paso 1: Crea la BBDD.</text:p>
      <text:p text:style-name="Standard">1. Crea con el siguiente contenido el fichero videojuegos-dump.sql</text:p>
      <text:p text:style-name="Standard">DROP TABLE if EXISTS desarrolladora;</text:p>
      <text:p text:style-name="Standard">CREATE TABLE IF NOT EXISTS desarrolladora (</text:p>
      <text:p text:style-name="Standard">id INTEGER PRIMARY KEY,</text:p>
      <text:p text:style-name="Standard">nombre TEXT</text:p>
      <text:p text:style-name="Standard">);</text:p>
      <text:p text:style-name="Standard">DROP table if EXISTS videojuego;</text:p>
      <text:p text:style-name="Standard">CREATE TABLE IF NOT EXISTS videojuego (</text:p>
      <text:p text:style-name="Standard">codigo INTEGER PRIMARY KEY,</text:p>
      <text:p text:style-name="Standard">titulo TEXT,</text:p>
      <text:p text:style-name="Standard">desarrolladora_id INTEGER,</text:p>
      <text:p text:style-name="Standard">plataforma TEXT,</text:p>
      <text:p text:style-name="Standard">precio REAL,</text:p>
      <text:p text:style-name="Standard">FOREIGN KEY (desarrolladora_id) REFERENCES desarrolladora(id)</text:p>
      <text:p text:style-name="Standard">);</text:p>
      <text:p text:style-name="Standard">INSERT INTO desarrolladora (nombre) VALUES</text:p>
      <text:p text:style-name="Standard">('Nintendo'),</text:p>
      <text:p text:style-name="Standard">('Rockstar Games'),</text:p>
      <text:p text:style-name="Standard">('Naughty Dog'),</text:p>
      <text:p text:style-name="Standard">('Blizzard Entertainment'),</text:p>
      <text:p text:style-name="Standard">('CD Projekt Red'),</text:p>
      <text:p text:style-name="Standard">('Ubisoft'),</text:p>
      <text:p text:style-name="Standard">('Electronic Arts'),</text:p>
      <text:p text:style-name="Standard">('Square Enix'),</text:p>
      <text:p text:style-name="Standard">('Bethesda Softworks'),</text:p>
      <text:p text:style-name="Standard">('Capcom');</text:p>
      <text:p text:style-name="Standard">INSERT INTO videojuego (titulo, desarrolladora_id, plataforma, precio) VALUES</text:p>
      <text:p text:style-name="Standard">('The Legend of Zelda: Breath of the Wild', 1, 'Nintendo Switch', 59.99),</text:p>
      <text:p text:style-name="Standard">('Red Dead Redemption 2', 2, 'PlayStation 4', 49.99),</text:p>
      <text:p text:style-name="Standard">('The Last of Us Part II', 3, 'PlayStation 4', 59.99),</text:p>
      <text:p text:style-name="Standard">('Overwatch', 4, 'PC', 39.99),</text:p>
      <text:p text:style-name="Standard">('Cyberpunk 2077', 5, 'PC', 59.99),</text:p>
      <text:p text:style-name="Standard">('Super Mario Odyssey', 1, 'Nintendo Switch', 49.99),</text:p>
      <text:p text:style-name="Standard">('Grand Theft Auto V', 2, 'Xbox One', 29.99),</text:p>
      <text:p text:style-name="Standard">('Uncharted 4: A Thief''s End', 3, 'PlayStation 4', 19.99),</text:p>
      <text:p text:style-name="Standard">('Diablo III', 4, 'PlayStation 4', 29.99),</text:p>
      <text:p text:style-name="Standard">('The Witcher 3: Wild Hunt', 5, 'Xbox One', 39.99),</text:p>
      <text:p text:style-name="Standard">('Animal Crossing: New Horizons', 1, 'Nintendo Switch', 59.99),</text:p>
      <text:p text:style-name="Standard">('Bully', 2, 'PlayStation 2', 14.99),</text:p>
      <text:p text:style-name="Standard">('Crash Bandicoot N. Sane Trilogy', 3, 'Xbox One', 39.99),</text:p>
      <text:p text:style-name="Standard">('StarCraft II: Wings of Liberty', 4, 'PC', 19.99),</text:p>
      <text:p text:style-name="Standard">('Gwent: The Witcher Card Game', 5, 'PC', 0.00),</text:p>
      <text:p text:style-name="Standard">('Super Smash Bros. Ultimate', 1, 'Nintendo Switch', 59.99),</text:p>
      <text:p text:style-name="Standard">('Max Payne 3', 2, 'PlayStation 3', 19.99),</text:p>
      <text:p text:style-name="Standard">('Jak and Daxter: The Precursor Legacy', 3, 'PlayStation 2', 9.99),</text:p>
      <text:p text:style-name="Standard">('Hearthstone', 4, 'PC', 0.00),</text:p>
      <text:p text:style-name="Standard">('Cyberpunk 2077', 5, 'PlayStation 5', 69.99),</text:p>
      <text:p text:style-name="Standard">('Assassin''s Creed Valhalla', 6, 'PlayStation 5', 59.99),</text:p>
      <text:p text:style-name="Standard">('FIFA 22', 7, 'PlayStation 5', 59.99),</text:p>
      <text:p text:style-name="Standard">('Final Fantasy VII Remake', 8, 'PlayStation 4', 49.99),</text:p>
      <text:p text:style-name="Standard"><text:soft-page-break/>('The Elder Scrolls V: Skyrim', 9, 'Xbox Series X', 39.99),</text:p>
      <text:p text:style-name="Standard">('Resident Evil Village', 10, 'PlayStation 5', 59.99),</text:p>
      <text:p text:style-name="Standard">('Far Cry 6', 6, 'Xbox Series X', 59.99),</text:p>
      <text:p text:style-name="Standard">('Battlefield 2042', 7, 'PC', 59.99),</text:p>
      <text:p text:style-name="Standard">('Kingdom Hearts III', 8, 'PlayStation 4', 39.99),</text:p>
      <text:p text:style-name="Standard">('Fallout 4', 9, 'Xbox One', 29.99),</text:p>
      <text:p text:style-name="Standard">('Street Fighter V', 10, 'PlayStation 4', 19.99);</text:p>
      <text:p text:style-name="P2">Paso 2: Lectura del fichero sql.</text:p>
      <text:p text:style-name="P1">1. Entra en SQLite3 a través del siguiente comando:</text:p>
      <text:p text:style-name="P1">sqlite3 tarea8.db</text:p>
      <text:p text:style-name="P1"/>
      <text:p text:style-name="P1">2. Haciendo un .read del fichero sql, de nombre videojuegos-dump.sql, realiza la</text:p>
      <text:p text:style-name="P1">creación e inserción de información de la BBDD.</text:p>
      <text:p text:style-name="P1"/>
      <text:p text:style-name="P1"/>
      <text:p text:style-name="P1">Paso 3: Realizar consultas de datos.</text:p>
      <text:p text:style-name="Standard">Realiza las siguientes consultas usando expresiones regulares, y muestra el resultado</text:p>
      <text:p text:style-name="Standard">obtenido:</text:p>
      <text:p text:style-name="P3">1.Selección de videojuegos cuyo título comienza con "C".</text:p>
      <text:p text:style-name="P3"/>
      <text:p text:style-name="P3">2.Videojuegos creados por desarrolladoras cuyos nombres terminan con "s".</text:p>
      <text:p text:style-name="P3"/>
      <text:p text:style-name="P3">3.Videojuegos con títulos que contienen la palabra "and" en cualquier posición.</text:p>
      <text:p text:style-name="P3"/>
      <text:p text:style-name="P3">4.Videojuegos cuyo título comienza con una vocal.</text:p>
      <text:p text:style-name="P3"/>
      <text:p text:style-name="P3">5.Videojuegos cuya desarrolladora tiene al menos una vocal repetida.</text:p>
      <text:p text:style-name="P3"/>
      <text:p text:style-name="P3">6.Videojuegos con precios que tienen dos dígitos decimales exactos.</text:p>
      <text:p text:style-name="P3"/>
      <text:p text:style-name="P3">7.Videojuegos cuyos títulos tienen al menos tres palabras.</text:p>
      <text:p text:style-name="P3"/>
      <text:p text:style-name="Standard">8. Obtener todos los desarrolladoras cuyo nombre empieza con la letra "N".</text:p>
      <text:p text:style-name="Standard"/>
      <text:p text:style-name="Standard">9. Seleccionar los videojuegos cuyo título contiene la palabra "Witcher".</text:p>
      <text:p text:style-name="Standard"/>
      <text:p text:style-name="Standard">10. Obtener todas las desarrolladoras cuyo nombre termina con "ez".</text:p>
      <text:p text:style-name="Standard"/>
      <text:p text:style-name="Standard">11. Obtener todos las desarrolladoras cuyo nombre tiene al menos 7 caracteres.</text:p>
      <text:p text:style-name="Standard"/>
      <text:p text:style-name="Standard">12. Seleccionar los videojuegos cuya desarrolladora es diferente de "Ubisoft".</text:p>
      <text:p text:style-name="Standard"/>
      <text:p text:style-name="Standard">13. Obtener todos las desarrolladoras cuyo nombre contiene al menos una vocal.</text:p>
      <text:p text:style-name="Standard"/>
      <text:p text:style-name="Standard">14. Seleccionar los videojuegos cuyo título comienza con una letra mayúscula.</text:p>
      <text:p text:style-name="Standard"/>
      <text:p text:style-name="Standard">15. Obtener todas las desarrolladoras cuyo nombre no contiene la letra "r".</text:p>
      <text:p text:style-name="Standard"/>
      <text:p text:style-name="Standard">16. Seleccionar los videojuegos cuya desarrolladora empieza con la letra "B".</text:p>
      <text:p text:style-name="Standard"/>
      <text:p text:style-name="Standard">17. Obtener todas las desarrolladoras cuyo nombre tiene exactamente 6 caracteres.</text:p>
      <text:p text:style-name="Standard"/>
      <text:p text:style-name="Standard"><text:soft-page-break/>18. Seleccionar los videojuegos cuyo título contiene al menos un número.</text:p>
      <text:p text:style-name="Standard"/>
      <text:p text:style-name="Standard">19. Obtener todas las desarrolladoras cuyo nombre inicia con una vocal.</text:p>
      <text:p text:style-name="Standard"/>
      <text:p text:style-name="Standard">20. Obtener todas las desarrolladoras cuyo nombre no contiene espacios en blanco.</text:p>
      <text:p text:style-name="Standard"/>
      <text:p text:style-name="Standard">21. Seleccionar los videojuegos cuyo título termina con una vocal.</text:p>
      <text:p text:style-name="Standard"/>
      <text:p text:style-name="Standard">22. Obtener todas las desarrolladoras cuyo nombre contiene la secuencia "ar".</text:p>
      <text:p text:style-name="Standard"/>
      <text:p text:style-name="Standard">23. Seleccionar los videojuegos cuyo título empieza con la palabra "The".</text:p>
      <text:p text:style-name="Standard"/>
      <text:p text:style-name="Standard">24. Obtener todas las desarrolladoras cuyo nombre tiene al menos una letra mayúscula.</text:p>
      <text:p text:style-name="Standard"/>
      <text:p text:style-name="Standard">25. Obtener todos los videojuegos cuyo nombre no contiene números.</text:p>
      <text:p text:style-name="Standard"/>
      <text:p text:style-name="Standard">26. Seleccionar los videojuegos cuyo título contiene al menos tres vocales.</text:p>
      <text:p text:style-name="Standard"/>
      <text:p text:style-name="Standard">27. Obtener todas las desarrolladoras cuyo nombre inicia con una consonante.</text:p>
      <text:p text:style-name="Standard"/>
      <text:p text:style-name="Standard">28. Seleccionar los videojuegos cuyo título no contiene la palabra "The".</text:p>
      <text:p text:style-name="Standard"/>
      <text:p text:style-name="Standard">29. Obtener todas las desarrolladoras cuyo nombre tiene al menos una letra repetida</text:p>
      <text:p text:style-name="Standard">consecutivamente.</text:p>
      <text:p text:style-name="Standard"/>
      <text:p text:style-name="Standard">30. Obtener todas las desarrolladoras cuyo nombre empieza con "U" o termina con "x":</text:p>
      <text:p text:style-name="Standard"/>
      <text:p text:style-name="Standard">31. Obtener todas las desarrolladoras cuyo nombre no contiene caracteres especia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1T13:22:47.241000000</dc:date>
    <meta:editing-duration>PT2M7S</meta:editing-duration>
    <meta:editing-cycles>1</meta:editing-cycles>
    <meta:document-statistic meta:table-count="0" meta:image-count="0" meta:object-count="0" meta:page-count="3" meta:paragraph-count="99" meta:word-count="708" meta:character-count="4885" meta:non-whitespace-character-count="4276"/>
    <meta:generator>LibreOffice/7.4.1.2$Windows_X86_64 LibreOffice_project/3c58a8f3a960df8bc8fd77b461821e42c061c5f0</meta:generator>
  </office:meta>
</office:document-meta>
</file>